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paragraph-properties fo:margin-top="0in" fo:margin-bottom="0in"/>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Text_20_body" style:list-style-name="L3">
      <style:paragraph-properties fo:margin-top="0in" fo:margin-bottom="0in"/>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office:automatic-styles>
  <office:body>
    <office:text>
      <text:p text:style-name="Title">while Loop</text:p>
      <text:p text:style-name="Author"><text:a xlink:type="simple" xlink:href="https://csci-1301.github.io/about#authors" office:name=""><text:span text:style-name="Definition">https://csci-1301.github.io/about#authors</text:span></text:a></text:p>
      <text:p text:style-name="Date">February 7, 2022 (08:41:0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NormalTok">Main</text:span> method with the following code:</text:p>
        </text:list-item>
      </text:list>
      <text:p text:style-name="P2">int i = 0;</text:p>
      <text:p text:style-name="P3">while(i &lt; 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e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 &lt; 100)</text:p>
      <text:p text:style-name="P11">{</text:p>
      <text:p text:style-name="P12"><text:s text:c="4"/>if(i % 3 == 0)</text:p>
      <text:p text:style-name="P13"><text:s text:c="8"/>Console.WriteLine(i);</text:p>
      <text:p text:style-name="P14"><text:s text:c="4"/>i++;</text:p>
      <text:p text:style-name="P15">}</text:p>
      <text:p text:style-name="First_20_paragraph">or</text:p>
      <text:p text:style-name="P16">int i = 0;</text:p>
      <text:p text:style-name="P17">while(i &lt; 100)</text:p>
      <text:p text:style-name="P18">{</text:p>
      <text:p text:style-name="P19"><text:s text:c="4"/>Console.WriteLine(i);</text:p>
      <text:p text:style-name="P20"><text:s text:c="4"/>i += 3;</text:p>
      <text:p text:style-name="P21">}</text:p>
      <text:p text:style-name="First_20_paragraph">Which one of the above codes is more efficient? Why? Note that you do not have to increment the counter only by one each time. You should update the counter wisely and try to use it more efficiently.</text:p>
      <text:h text:style-name="Heading_20_2" text:outline-level="2"><text:bookmark-start text:name="problem-2"/>Problem 2<text:bookmark-end text:name="problem-2"/></text:h>
      <text:p text:style-name="First_20_paragraph">Create a new project and replace the content of the <text:span text:style-name="NormalTok">Main</text:span> method with the following code:</text:p>
      <text:p text:style-name="P22">int n;</text:p>
      <text:p text:style-name="P23">Console.Write("Enter a natural number greater than 2: ");</text:p>
      <text:p text:style-name="P24">n = int.Parse(Console.ReadLine());</text:p>
      <text:p text:style-name="P25">int i = 2;</text:p>
      <text:p text:style-name="P26">while(n % i != 0 &amp;&amp; i &lt; n )</text:p>
      <text:p text:style-name="P27">{</text:p>
      <text:p text:style-name="P28"><text:s text:c="4"/>i++;</text:p>
      <text:p text:style-name="P29">}</text:p>
      <text:p text:style-name="P30">if (i == n)</text:p>
      <text:p text:style-name="P31"><text:s text:c="4"/>Console.WriteLine($"{n} is a ... number");</text:p>
      <text:p text:style-name="P32">else</text:p>
      <text:p text:style-name="P33"><text:s text:c="4"/>Console.WriteLine($"{n} is not a ... number");</text:p>
      <text:list text:style-name="L3">
        <text:list-item>
          <text:p text:style-name="P34">What does the code do? Explain the boolean expression of the loop</text:p>
        </text:list-item>
        <text:list-item>
          <text:p text:style-name="P34">Replace <text:span text:style-name="OperatorTok">...</text:span> with a meaningful word.</text:p>
        </text:list-item>
      </text:list>
      <text:h text:style-name="Heading_20_2" text:outline-level="2"><text:bookmark-start text:name="problem-3"/>Problem 3<text:bookmark-end text:name="problem-3"/></text:h>
      <text:p text:style-name="First_20_paragraph">Create a new project and replace the content of the <text:span text:style-name="NormalTok">Main</text:span> method with the following code:</text:p>
      <text:p text:style-name="P35">int n = 100;</text:p>
      <text:p text:style-name="P36">while (n &gt; 0)</text:p>
      <text:p text:style-name="P37">{</text:p>
      <text:p text:style-name="P38"><text:s text:c="4"/>Console.WriteLine(n);</text:p>
      <text:p text:style-name="P39"><text:s text:c="4"/>n--;</text:p>
      <text:p text:style-name="P40">}</text:p>
      <text:p text:style-name="First_20_paragraph">Execute the code, and explain what you see in the console. Note that the counter is decremented, not incremented.</text:p>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the user to enter integers. Keep track of the smallest value the user enters. After the user indicates they are done (by entering a sentinel value like “Done”), display the smallest value the user entered. If the user did not enter any integers, display “You did not enter anything.”</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41">int number = 0;</text:p>
      <text:p text:style-name="P42">while (number &lt;=5) {</text:p>
      <text:p text:style-name="P43"><text:s text:c="4"/>Console.WriteLine("Hi!");</text:p>
      <text:p text:style-name="P44"><text:s text:c="4"/>Console.WriteLine(number);</text:p>
      <text:p text:style-name="P45">}</text:p>
      <text:p text:style-name="P46">int number1 = 0, number = 0;</text:p>
      <text:p text:style-name="P47">while (number &lt;=5) {</text:p>
      <text:p text:style-name="P48"><text:s text:c="4"/>Console.WriteLine("Hi!");</text:p>
      <text:p text:style-name="P49"><text:s text:c="4"/>Console.WriteLine(number);</text:p>
      <text:p text:style-name="P50"><text:s text:c="4"/>number1++;</text:p>
      <text:p text:style-name="P51">}</text:p>
      <text:p text:style-name="P52">int number = 0;</text:p>
      <text:p text:style-name="P53">while (number &lt;=5);</text:p>
      <text:p text:style-name="P54">{</text:p>
      <text:p text:style-name="P55"><text:s text:c="4"/>Console.WriteLine("Hi!");</text:p>
      <text:p text:style-name="P56"><text:s text:c="4"/>Console.WriteLine(number);</text:p>
      <text:p text:style-name="P57"><text:s text:c="4"/>number++;</text:p>
      <text:p text:style-name="P58">}</text:p>
      <text:p text:style-name="P59">int number = 0;</text:p>
      <text:p text:style-name="P60">while (number &lt;=5)</text:p>
      <text:p text:style-name="P61">Console.WriteLine("Hi!");</text:p>
      <text:p text:style-name="P62">Console.WriteLine(number);</text:p>
      <text:p text:style-name="P63">number++;</text:p>
      <text:p text:style-name="P64">int number = 0;</text:p>
      <text:p text:style-name="P65">while (number &lt;= 5)</text:p>
      <text:p text:style-name="P66">{</text:p>
      <text:p text:style-name="P67"><text:s text:c="4"/>Console.WriteLine("Hi!");</text:p>
      <text:p text:style-name="P68"><text:s text:c="4"/>Console.WriteLine(number);</text:p>
      <text:p text:style-name="P69">}</text:p>
      <text:p text:style-name="P70">number++;</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while Loop</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08T01:41:17Z</meta:creation-date>
    <dc:date>2022-02-08T01:41:17Z</dc:date>
    <meta:user-defined meta:name="date" meta:value-type="string">February   7, 2022 (08:41:0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